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80000034896FD9C20.png" manifest:media-type="image/png"/>
  <manifest:file-entry manifest:full-path="Pictures/10000201000002820000018B379C4DC4.png" manifest:media-type="image/png"/>
  <manifest:file-entry manifest:full-path="Pictures/100002010000028200000192ED45528C.png" manifest:media-type="image/png"/>
  <manifest:file-entry manifest:full-path="Pictures/10000201000002820000019181D9EA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style:font-name="Nimbus Roman No9 L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color="#ffff99" style:font-name="Nimbus Roman No9 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Nimbus Roman No9 L" fo:font-size="10pt" style:font-size-asian="10pt" style:font-size-complex="10pt"/>
    </style:style>
    <style:style style:name="T2" style:family="text">
      <style:text-properties fo:color="#ffff99" style:font-name="Nimbus Roman No9 L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2.413cm" svg:height="0.762cm" svg:x="3.109cm" svg:y="0.84cm">
          <text:p text:style-name="P1"><text:span text:style-name="T1">Object</text:span></text:p>
          <text:p text:style-name="P1"><text:span text:style-name="T1">Det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13cm" svg:height="0.762cm" svg:x="5.884cm" svg:y="0.84cm">
          <text:p text:style-name="P1"><text:span text:style-name="T1">Object </text:span></text:p>
          <text:p text:style-name="P1"><text:span text:style-name="T1">Recogn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413cm" svg:height="0.76cm" svg:x="8.978cm" svg:y="0.84cm">
          <text:p text:style-name="P1"><text:span text:style-name="T1">Visual</text:span></text:p>
          <text:p text:style-name="P1"><text:span text:style-name="T1">Servo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2.413cm" svg:height="0.76cm" svg:x="12.093cm" svg:y="0.84cm">
          <text:p text:style-name="P1"><text:span text:style-name="T1">Gras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522cm" svg:y1="1.221cm" svg:x2="5.884cm" svg:y2="1.221cm" draw:start-shape="id1" draw:start-glue-point="1" draw:end-shape="id2" svg:d="M5522 1221h362" svg:viewBox="0 0 363 1">
          <text:p/>
        </draw:connector>
        <draw:connector draw:style-name="gr2" draw:text-style-name="P3" draw:layer="layout" draw:type="line" svg:x1="8.297cm" svg:y1="1.221cm" svg:x2="8.978cm" svg:y2="1.22cm" draw:start-shape="id2" draw:start-glue-point="1" draw:end-shape="id3" svg:d="M8297 1221l681-1" svg:viewBox="0 0 682 2">
          <text:p/>
        </draw:connector>
        <draw:connector draw:style-name="gr2" draw:text-style-name="P3" draw:layer="layout" draw:type="line" svg:x1="11.391cm" svg:y1="1.22cm" svg:x2="12.093cm" svg:y2="1.22cm" draw:start-shape="id3" draw:start-glue-point="1" draw:end-shape="id4" draw:end-glue-point="3" svg:d="M11391 1220h702" svg:viewBox="0 0 703 1">
          <text:p/>
        </draw:connector>
        <draw:frame draw:style-name="gr3" draw:text-style-name="P3" draw:layer="layout" svg:width="2.54cm" svg:height="1.575cm" svg:x="0.254cm" svg:y="2.086cm">
          <draw:image xlink:href="Pictures/10000201000002820000019181D9EAE6.png" xlink:type="simple" xlink:show="embed" xlink:actuate="onLoad">
            <text:p/>
          </draw:image>
        </draw:frame>
        <draw:custom-shape draw:style-name="gr1" draw:text-style-name="P2" xml:id="id5" draw:id="id5" draw:layer="layout" svg:width="2.413cm" svg:height="0.762cm" svg:x="0.309cm" svg:y="0.84cm">
          <text:p text:style-name="P1"><text:span text:style-name="T1">Record</text:span></text:p>
          <text:p text:style-name="P1"><text:span text:style-name="T1">Imag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.722cm" svg:y1="1.221cm" svg:x2="3.109cm" svg:y2="1.221cm" draw:start-shape="id5" draw:start-glue-point="1" draw:end-shape="id1" draw:end-glue-point="3" svg:d="M2722 1221h387" svg:viewBox="0 0 388 1">
          <text:p/>
        </draw:connector>
        <draw:frame draw:style-name="gr3" draw:text-style-name="P3" draw:layer="layout" svg:width="2.54cm" svg:height="1.6cm" svg:x="3.048cm" svg:y="2.034cm">
          <draw:image xlink:href="Pictures/100002010000028200000192ED45528C.png" xlink:type="simple" xlink:show="embed" xlink:actuate="onLoad">
            <text:p/>
          </draw:image>
        </draw:frame>
        <draw:frame draw:style-name="gr3" draw:text-style-name="P3" draw:layer="layout" svg:width="2.54cm" svg:height="1.575cm" svg:x="8.898cm" svg:y="2.059cm">
          <draw:image xlink:href="Pictures/10000201000002820000018B379C4DC4.png" xlink:type="simple" xlink:show="embed" xlink:actuate="onLoad">
            <text:p/>
          </draw:image>
        </draw:frame>
        <draw:frame draw:style-name="gr3" draw:text-style-name="P3" draw:layer="layout" svg:width="2.54cm" svg:height="1.6cm" svg:x="6.048cm" svg:y="2.034cm">
          <draw:image xlink:href="Pictures/100002010000028200000192ED45528C.png" xlink:type="simple" xlink:show="embed" xlink:actuate="onLoad">
            <text:p/>
          </draw:image>
        </draw:frame>
        <draw:frame draw:style-name="gr4" draw:text-style-name="P4" draw:layer="layout" svg:width="1.285cm" svg:height="0.679cm" svg:x="5.948cm" svg:y="3.055cm">
          <draw:text-box>
            <text:p text:style-name="P4"><text:span text:style-name="T2">Ruler</text:span></text:p>
          </draw:text-box>
        </draw:frame>
        <draw:frame draw:style-name="gr5" draw:text-style-name="P3" draw:layer="layout" svg:width="2.54cm" svg:height="2.54cm" svg:x="12.092cm" svg:y="1.732cm">
          <draw:image xlink:href="Pictures/10000000000003480000034896FD9C2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0.1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1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092cm" fo:text-indent="0cm"/>
      <style:text-properties fo:font-size="6.699999809265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67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44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097cm" svg:x="1cm" svg:y="4.372cm"/>
      <draw:page-thumbnail draw:layer="backgroundobjects" svg:width="9.294cm" svg:height="3.097cm" svg:x="1cm" svg:y="12.42cm"/>
      <draw:page-thumbnail draw:layer="backgroundobjects" svg:width="9.294cm" svg:height="3.097cm" svg:x="1cm" svg:y="20.468cm"/>
      <draw:page-thumbnail draw:layer="backgroundobjects" svg:width="9.294cm" svg:height="3.097cm" svg:x="11.295cm" svg:y="4.372cm"/>
      <draw:page-thumbnail draw:layer="backgroundobjects" svg:width="9.294cm" svg:height="3.097cm" svg:x="11.295cm" svg:y="12.42cm"/>
      <draw:page-thumbnail draw:layer="backgroundobjects" svg:width="9.294cm" svg:height="3.097cm" svg:x="11.295cm" svg:y="20.468cm"/>
    </style:handout-master>
    <style:master-page style:name="Default" style:page-layout-name="PM1" draw:style-name="Mdp1">
      <draw:frame presentation:style-name="Default-title" draw:layer="backgroundobjects" svg:width="13.718cm" svg:height="0.848cm" svg:x="0.757cm" svg:y="0.2cm" presentation:class="title" presentation:placeholder="true">
        <draw:text-box/>
      </draw:frame>
      <draw:frame presentation:style-name="Default-outline1" draw:layer="backgroundobjects" svg:width="13.718cm" svg:height="2.948cm" svg:x="0.757cm" svg:y="1.188cm" presentation:class="outline" presentation:placeholder="true">
        <draw:text-box/>
      </draw:frame>
      <draw:frame presentation:style-name="Mpr1" draw:text-style-name="MP1" draw:layer="backgroundobjects" svg:width="3.552cm" svg:height="0.352cm" svg:x="0.757cm" svg:y="4.6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834cm" svg:height="0.352cm" svg:x="5.208cm" svg:y="4.62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552cm" svg:height="0.352cm" svg:x="10.92cm" svg:y="4.62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23:09:14.014232820</meta:creation-date>
    <dc:date>2015-03-21T04:27:53.087028195</dc:date>
    <meta:editing-duration>P6DT21H15M34S</meta:editing-duration>
    <meta:editing-cycles>24</meta:editing-cycles>
    <meta:generator>LibreOffice/4.2.7.2$Linux_X86_64 LibreOffice_project/420m0$Build-2</meta:generator>
    <meta:document-statistic meta:object-count="38"/>
  </office:meta>
</office:document-meta>
</file>